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J_date</text:p>
          </table:table-cell>
          <table:table-cell office:value-type="float" office:value="2456074">
            <text:p>2456074</text:p>
          </table:table-cell>
          <table:table-cell table:number-columns-repeated="3"/>
        </table:table-row>
        <table:table-row table:style-name="ro1">
          <table:table-cell office:value-type="string">
            <text:p>Longitude east</text:p>
          </table:table-cell>
          <table:table-cell office:value-type="float" office:value="-122">
            <text:p>-122</text:p>
          </table:table-cell>
          <table:table-cell table:number-columns-repeated="3"/>
        </table:table-row>
        <table:table-row table:style-name="ro1">
          <table:table-cell office:value-type="string">
            <text:p>Latitude</text:p>
          </table:table-cell>
          <table:table-cell office:value-type="float" office:value="66.55">
            <text:p>66.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_w</text:p>
          </table:table-cell>
          <table:table-cell table:formula="of:=-1*[.B2]" office:value-type="float" office:value="122">
            <text:p>122</text:p>
          </table:table-cell>
          <table:table-cell table:number-columns-repeated="2"/>
          <table:table-cell table:formula="of:=SIN(2*3.14159)" office:value-type="float" office:value="-0.00000530717958668678">
            <text:p>-5.30717958668678E-006</text:p>
          </table:table-cell>
        </table:table-row>
        <table:table-row table:style-name="ro1">
          <table:table-cell office:value-type="string">
            <text:p>n*</text:p>
          </table:table-cell>
          <table:table-cell table:formula="of:=[.B1]-2451545.0009-[.B5]/360" office:value-type="float" office:value="4528.66021111124">
            <text:p>4528.6602111113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table:formula="of:=[.B6] + 0.5" office:value-type="float" office:value="4529.16021111124">
            <text:p>4529.1602111113</text:p>
          </table:table-cell>
          <table:table-cell table:number-columns-repeated="2"/>
          <table:table-cell table:formula="of:=RADIANS(260)" office:value-type="float" office:value="4.53785605518526">
            <text:p>4.5378560552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J*</text:p>
          </table:table-cell>
          <table:table-cell table:formula="of:=2451545.0009+[.B5]/360+[.B7]" office:value-type="float" office:value="2456074.5">
            <text:p>2456074.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M’</text:p>
          </table:table-cell>
          <table:table-cell table:formula="of:=(357.5291+0.98560028*([.B9]-2451545))" office:value-type="float" office:value="4821.80556826">
            <text:p>4821.80556826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table:formula="of:=MOD([.B11];360)" office:value-type="float" office:value="141.80556826">
            <text:p>141.8055682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formula="of:=1.9148 * SIN(RADIANS([.B12])) + 0.02 * SIN(RADIANS(2*[.B12])) + 0.0003 * SIN(RADIANS(3 * [.B12]))" office:value-type="float" office:value="1.16481665232725">
            <text:p>1.164816652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gamma</text:p>
          </table:table-cell>
          <table:table-cell table:formula="of:=MOD(([.B12] + 102.9372 + [.B14] + 180); 360)" office:value-type="float" office:value="65.907584912327">
            <text:p>65.907584912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J_transit</text:p>
          </table:table-cell>
          <table:table-cell table:formula="of:=[.B9] + 0.0053 * SIN([.B12]) - 0.0069 * SIN(2 * [.B16])" office:value-type="float" office:value="2456074.49867807">
            <text:p>2456074.49867807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sin delta</text:p>
          </table:table-cell>
          <table:table-cell table:formula="of:=SIN(RADIANS([.B16])) * SIN(RADIANS(23.45))" office:value-type="float" office:value="0.363282619561015">
            <text:p>0.3632826196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cos w_0</text:p>
          </table:table-cell>
          <table:table-cell table:formula="of:=(SIN(RADIANS(-0.83)) - SIN(RADIANS([.B3])) * [.B20])/(COS(ASIN([.B20])) * COS(RADIANS([.B3])))" office:value-type="float" office:value="-0.937975087376693">
            <text:p>-0.9379750874</text:p>
          </table:table-cell>
          <table:table-cell table:number-columns-repeated="3"/>
        </table:table-row>
        <table:table-row table:style-name="ro1">
          <table:table-cell office:value-type="string">
            <text:p>W_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Conway</meta:initial-creator>
    <meta:creation-date>2012-05-26T09:22:25</meta:creation-date>
    <dc:date>2012-05-26T09:41:59</dc:date>
    <dc:creator>Matt Conway</dc:creator>
    <meta:editing-duration>PT11M21S</meta:editing-duration>
    <meta:editing-cycles>2</meta:editing-cycles>
    <meta:generator>LibreOffice/3.5$Linux_X86_64 LibreOffice_project/350m1$Build-2</meta:generator>
    <meta:document-statistic meta:table-count="3" meta:cell-count="31" meta:object-count="0"/>
  </office:meta>
</office:document-meta>
</file>